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889in" style:rel-column-width="1424*"/>
    </style:style>
    <style:style style:name="Table2.B" style:family="table-column">
      <style:table-column-properties style:column-width="0.9896in" style:rel-column-width="1425*"/>
    </style:style>
    <style:style style:name="Table2.C" style:family="table-column">
      <style:table-column-properties style:column-width="0.6444in" style:rel-column-width="928*"/>
    </style:style>
    <style:style style:name="Table2.D" style:family="table-column">
      <style:table-column-properties style:column-width="1.0042in" style:rel-column-width="1446*"/>
    </style:style>
    <style:style style:name="Table2.E" style:family="table-column">
      <style:table-column-properties style:column-width="1.3188in" style:rel-column-width="1899*"/>
    </style:style>
    <style:style style:name="Table2.F" style:family="table-column">
      <style:table-column-properties style:column-width="1.2382in" style:rel-column-width="1783*"/>
    </style:style>
    <style:style style:name="Table2.G" style:family="table-column">
      <style:table-column-properties style:column-width="0.741in" style:rel-column-width="1067*"/>
    </style:style>
    <style:style style:name="Table2.1" style:family="table-row">
      <style:table-row-properties style:min-row-height="0.312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E2"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00e5d7a" officeooo:paragraph-rsid="000f472a" style:font-size-asian="10.5pt" style:font-size-complex="12pt"/>
    </style:style>
    <style:style style:name="P2" style:family="paragraph" style:parent-style-name="Text_20_body">
      <style:text-properties style:font-name="Liberation Sans" fo:font-size="12pt" fo:font-weight="bold" officeooo:rsid="000df7d8" style:font-name-asian="Noto Sans CJK SC" style:font-size-asian="10.5pt" style:font-weight-asian="bold" style:font-name-complex="Lohit Devanagari" style:font-size-complex="12pt" style:font-weight-complex="bold"/>
    </style:style>
    <style:style style:name="P3" style:family="paragraph" style:parent-style-name="Figure">
      <style:text-properties officeooo:paragraph-rsid="00369637"/>
    </style:style>
    <style:style style:name="P4" style:family="paragraph" style:parent-style-name="Figure">
      <style:paragraph-properties fo:text-align="center" style:justify-single-word="false"/>
      <style:text-properties officeooo:paragraph-rsid="00369637"/>
    </style:style>
    <style:style style:name="P5" style:family="paragraph" style:parent-style-name="Heading_20_1">
      <style:text-properties style:font-name="Liberation Sans" fo:font-size="18.2000007629395pt" fo:font-weight="bold" officeooo:rsid="0031ba70" officeooo:paragraph-rsid="0031ba70" style:font-name-asian="Noto Sans CJK SC" style:font-size-asian="18.2000007629395pt" style:font-weight-asian="bold" style:font-name-complex="Lohit Devanagari" style:font-size-complex="18.2000007629395pt" style:font-weight-complex="bold"/>
    </style:style>
    <style:style style:name="P6" style:family="paragraph" style:parent-style-name="Heading_20_1">
      <style:text-properties officeooo:paragraph-rsid="00337fe4"/>
    </style:style>
    <style:style style:name="P7" style:family="paragraph" style:parent-style-name="Heading_20_2">
      <style:text-properties fo:font-variant="normal" fo:text-transform="none" fo:color="#000000" style:font-name="Liberation Serif" fo:font-size="12pt" fo:letter-spacing="normal" fo:font-style="normal" fo:font-weight="normal" officeooo:rsid="00337fe4" officeooo:paragraph-rsid="00337fe4" style:font-name-asian="Noto Sans CJK SC" style:font-size-asian="12pt" style:font-weight-asian="normal" style:font-name-complex="Lohit Devanagari" style:font-size-complex="12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officeooo:paragraph-rsid="00362dc7" style:font-size-asian="10pt" style:font-size-complex="10pt"/>
    </style:style>
    <style:style style:name="P11" style:family="paragraph" style:parent-style-name="Standard">
      <style:paragraph-properties fo:text-align="center" style:justify-single-word="false"/>
      <style:text-properties fo:font-size="10pt" officeooo:rsid="0038b67f" officeooo:paragraph-rsid="0038b67f" style:font-size-asian="10pt" style:font-size-complex="10pt"/>
    </style:style>
    <style:style style:name="P12" style:family="paragraph" style:parent-style-name="Text_20_body">
      <style:paragraph-properties fo:text-align="justify" style:justify-single-word="false"/>
      <style:text-properties officeooo:paragraph-rsid="0034476e"/>
    </style:style>
    <style:style style:name="P13" style:family="paragraph" style:parent-style-name="Text_20_body">
      <style:text-properties officeooo:paragraph-rsid="00337fe4"/>
    </style:style>
    <style:style style:name="P14" style:family="paragraph" style:parent-style-name="Text_20_body">
      <style:text-properties officeooo:rsid="00337fe4" officeooo:paragraph-rsid="00337fe4"/>
    </style:style>
    <style:style style:name="P15" style:family="paragraph" style:parent-style-name="Text_20_body" style:list-style-name="L2">
      <style:text-properties officeooo:rsid="00337fe4" officeooo:paragraph-rsid="00337fe4"/>
    </style:style>
    <style:style style:name="P16" style:family="paragraph" style:parent-style-name="Text_20_body" style:list-style-name="L2">
      <style:text-properties officeooo:paragraph-rsid="00337fe4"/>
    </style:style>
    <style:style style:name="P17" style:family="paragraph" style:parent-style-name="Text_20_body">
      <style:text-properties officeooo:rsid="0034476e" officeooo:paragraph-rsid="00362dc7"/>
    </style:style>
    <style:style style:name="P18" style:family="paragraph" style:parent-style-name="Text_20_body">
      <style:text-properties officeooo:rsid="00362dc7" officeooo:paragraph-rsid="00362dc7"/>
    </style:style>
    <style:style style:name="P19" style:family="paragraph" style:parent-style-name="Text_20_body">
      <style:paragraph-properties fo:text-align="justify" style:justify-single-word="false"/>
      <style:text-properties officeooo:rsid="00362dc7" officeooo:paragraph-rsid="00362dc7"/>
    </style:style>
    <style:style style:name="P20" style:family="paragraph" style:parent-style-name="Text_20_body">
      <style:text-properties officeooo:rsid="00369637" officeooo:paragraph-rsid="00369637"/>
    </style:style>
    <style:style style:name="P21" style:family="paragraph" style:parent-style-name="Text_20_body">
      <style:text-properties officeooo:rsid="0037b743" officeooo:paragraph-rsid="0037b743"/>
    </style:style>
    <style:style style:name="P22" style:family="paragraph" style:parent-style-name="Text_20_body">
      <style:paragraph-properties fo:text-align="justify" style:justify-single-word="false"/>
      <style:text-properties officeooo:rsid="0037b743" officeooo:paragraph-rsid="0037b743"/>
    </style:style>
    <style:style style:name="P23" style:family="paragraph" style:parent-style-name="Text_20_body">
      <style:text-properties officeooo:rsid="0038b67f" officeooo:paragraph-rsid="0038b67f"/>
    </style:style>
    <style:style style:name="P24" style:family="paragraph" style:parent-style-name="Title">
      <style:text-properties style:font-name="Liberation Sans" fo:font-size="28pt" fo:font-weight="bold" officeooo:rsid="0031ba70" officeooo:paragraph-rsid="0031ba70" style:font-name-asian="Noto Sans CJK SC" style:font-size-asian="28pt" style:font-weight-asian="bold" style:font-name-complex="Lohit Devanagari" style:font-size-complex="28pt" style:font-weight-complex="bold"/>
    </style:style>
    <style:style style:name="P25" style:family="paragraph">
      <loext:graphic-properties draw:fill="none" draw:fill-color="#ffffff"/>
      <style:paragraph-properties style:writing-mode="lr-tb"/>
    </style:style>
    <style:style style:name="T1" style:family="text">
      <style:text-properties style:font-name="Liberation Sans" fo:font-weight="bold" style:font-name-asian="Noto Sans CJK SC" style:font-weight-asian="bold" style:font-name-complex="Lohit Devanagari" style:font-weight-complex="bold"/>
    </style:style>
    <style:style style:name="T2" style:family="text">
      <style:text-properties style:font-name="Liberation Sans" fo:font-weight="bold" officeooo:rsid="000df7d8" style:font-name-asian="Noto Sans CJK SC" style:font-weight-asian="bold" style:font-name-complex="Lohit Devanagari" style:font-weight-complex="bold"/>
    </style:style>
    <style:style style:name="T3" style:family="text">
      <style:text-properties style:font-name="Liberation Sans" fo:font-weight="bold" officeooo:rsid="000f472a" style:font-name-asian="Noto Sans CJK SC" style:font-weight-asian="bold" style:font-name-complex="Lohit Devanagari" style:font-weight-complex="bold"/>
    </style:style>
    <style:style style:name="T4" style:family="text">
      <style:text-properties style:font-name="Liberation Sans" fo:font-size="18.2000007629395pt" fo:font-weight="bold" officeooo:rsid="00337fe4"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38b67f" style:font-name-asian="Noto Sans CJK SC" style:font-size-asian="18.2000007629395pt" style:font-weight-asian="bold" style:font-name-complex="Lohit Devanagari" style:font-size-complex="18.2000007629395pt" style:font-weight-complex="bold"/>
    </style:style>
    <style:style style:name="T6" style:family="text">
      <style:text-properties officeooo:rsid="000df7d8"/>
    </style:style>
    <style:style style:name="T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1242cf"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31ba70"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337fe4" style:font-size-asian="12pt" style:font-weight-asian="normal" style:font-size-complex="12pt" style:font-weight-complex="normal"/>
    </style:style>
    <style:style style:name="T11" style:family="text">
      <style:text-properties officeooo:rsid="0034476e"/>
    </style:style>
    <style:style style:name="T12" style:family="text">
      <style:text-properties officeooo:rsid="00362dc7"/>
    </style:style>
    <style:style style:name="T13" style:family="text">
      <style:text-properties officeooo:rsid="0037b743"/>
    </style:style>
    <style:style style:name="T14" style:family="text">
      <style:text-properties fo:font-size="10pt" style:font-size-asian="10pt" style:font-size-complex="10pt"/>
    </style:style>
    <style:style style:name="T15" style:family="text">
      <style:text-properties fo:font-size="10pt" officeooo:rsid="0037b743" style:font-size-asian="10pt" style:font-size-complex="10pt"/>
    </style:style>
    <style:style style:name="T16" style:family="text">
      <style:text-properties officeooo:rsid="0038b67f"/>
    </style:style>
    <style:style style:name="T17" style:family="text">
      <style:text-properties fo:color="#000000"/>
    </style:style>
    <style:style style:name="T18" style:family="text">
      <style:text-properties fo:color="#408080"/>
    </style:style>
    <style:style style:name="T19" style:family="text">
      <style:text-properties fo:color="#666666"/>
    </style:style>
    <style:style style:name="T20" style:family="text">
      <style:text-properties fo:color="#0080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style:style style:name="gr1"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62034330" text:style-name="Numbering_20_123">
        <text:list-header>
          <text:p text:style-name="P24"><text:span text:style-name="T6">K</text:span>means with CUDA</text:p>
        </text:list-header>
      </text:list>
      <text:p text:style-name="P2"/>
      <text:p text:style-name="P1"><text:span text:style-name="T2">F</text:span><text:span text:style-name="T1">ukun Lai</text:span></text:p>
      <text:p text:style-name="P1"><text:span text:style-name="T1">EID: fl</text:span><text:span text:style-name="T3">6944</text:span></text:p>
      <text:list xml:id="list3747776427" text:style-name="Outline">
        <text:list-item>
          <text:h text:style-name="Heading_20_1" text:outline-level="1">Background</text:h>
        </text:list-item>
      </text:list>
      <text:p text:style-name="P13"><text:span text:style-name="T9">This report discusses different implementation of K-means and compares their performance. </text:span><text:span text:style-name="T8">K-Means is a machine-learning algorithm most commonly used for unsupervised learning. </text:span><text:span text:style-name="T10">The algorithm has basically two major steps, </text:span></text:p>
      <text:list xml:id="list2993308998" text:style-name="L2">
        <text:list-item>
          <text:p text:style-name="P15"><text:span text:style-name="T7">Find the nearest centroids for a data point;</text:span></text:p>
        </text:list-item>
        <text:list-item>
          <text:p text:style-name="P15"><text:span text:style-name="T7">Assign the data point to the nearest centroids;</text:span></text:p>
        </text:list-item>
        <text:list-item>
          <text:p text:style-name="P16"><text:span text:style-name="T10">Calculate the new centroids as the mean of all the data points in this cluster. </text:span></text:p>
        </text:list-item>
      </text:list>
      <text:p text:style-name="P14"><text:span text:style-name="T7">This could be described by the following pseude code:</text:span></text:p>
      <text:p text:style-name="P14"><text:span text:style-name="T7"/></text:p>
      <text:p text:style-name="P14"><draw:frame text:anchor-type="paragraph" draw:z-index="0" draw:name="Shape2" draw:style-name="gr1" draw:text-style-name="P25" svg:width="6.0988in" svg:height="4.6012in" svg:x="0.2138in" svg:y="-0.1035in"><draw:text-box><text:p><text:span text:style-name="T17">kmeans(data, k) {</text:span></text:p><text:p><text:span text:style-name="T17"><text:s text:c="2"/></text:span><text:span text:style-name="T18">// initialize centroids randomly</text:span></text:p><text:p><text:span text:style-name="T17"><text:s text:c="2"/></text:span><text:span text:style-name="T17">numFeatures </text:span><text:span text:style-name="T19">=</text:span><text:span text:style-name="T17"> dataSet.getNumFeatures();</text:span></text:p><text:p><text:span text:style-name="T17"><text:s text:c="2"/></text:span><text:span text:style-name="T17">centroids </text:span><text:span text:style-name="T19">=</text:span><text:span text:style-name="T17"> randomCentroids(numFeatures, k);</text:span></text:p><text:p><text:span text:style-name="T17"/></text:p><text:p><text:span text:style-name="T17"><text:s text:c="2"/></text:span><text:span text:style-name="T17">iterations </text:span><text:span text:style-name="T19">=</text:span><text:span text:style-name="T17"> </text:span><text:span text:style-name="T19">0</text:span><text:span text:style-name="T17">;</text:span></text:p><text:p><text:span text:style-name="T17"><text:s text:c="2"/></text:span><text:span text:style-name="T17">oldCentroids </text:span><text:span text:style-name="T19">=</text:span><text:span text:style-name="T17"> null;</text:span></text:p><text:p><text:span text:style-name="T17"/></text:p><text:p><text:span text:style-name="T17"><text:s text:c="2"/></text:span><text:span text:style-name="T18">// core algorithm</text:span></text:p><text:p><text:span text:style-name="T17"><text:s text:c="2"/></text:span><text:span text:style-name="T20">while</text:span><text:span text:style-name="T17">(iterations </text:span><text:span text:style-name="T19">&lt;</text:span><text:span text:style-name="T17"> MAX_ITERS </text:span><text:span text:style-name="T19">&amp;&amp;</text:span><text:span text:style-name="T17"> !converged(centroids, oldCentroids)) {</text:span></text:p><text:p><text:span text:style-name="T17"/></text:p><text:p><text:span text:style-name="T17"><text:s text:c="4"/></text:span><text:span text:style-name="T17">oldCentroids </text:span><text:span text:style-name="T19">=</text:span><text:span text:style-name="T17"> centroids;</text:span></text:p><text:p><text:span text:style-name="T17"><text:s text:c="4"/></text:span><text:span text:style-name="T17">iterations</text:span><text:span text:style-name="T19">++</text:span><text:span text:style-name="T17">;</text:span></text:p><text:p><text:span text:style-name="T17"/></text:p><text:p><text:span text:style-name="T17"><text:s text:c="4"/></text:span><text:span text:style-name="T18">// labels is a mapping from each point in the dataset </text:span></text:p><text:p><text:span text:style-name="T17"><text:s text:c="4"/></text:span><text:span text:style-name="T18">// to the nearest (euclidean distance) centroid</text:span></text:p><text:p><text:span text:style-name="T17"><text:s text:c="4"/></text:span><text:span text:style-name="T17">labels </text:span><text:span text:style-name="T19">=</text:span><text:span text:style-name="T17"> findNearestCentroids(dataSet, centroids);</text:span></text:p><text:p><text:span text:style-name="T17"/></text:p><text:p><text:span text:style-name="T17"><text:s text:c="4"/></text:span><text:span text:style-name="T18">// the new centroids are the average </text:span></text:p><text:p><text:span text:style-name="T17"><text:s text:c="4"/></text:span><text:span text:style-name="T18">// of all the points that map to each </text:span></text:p><text:p><text:span text:style-name="T17"><text:s text:c="4"/></text:span><text:span text:style-name="T18">// centroid</text:span></text:p><text:p><text:span text:style-name="T17"><text:s text:c="4"/></text:span><text:span text:style-name="T17">centroids </text:span><text:span text:style-name="T19">=</text:span><text:span text:style-name="T17"> averageLabeledCentroids(dataSet, labels, k);</text:span></text:p><text:p><text:span text:style-name="T17"><text:s text:c="4"/></text:span><text:span text:style-name="T17">done </text:span><text:span text:style-name="T19">=</text:span><text:span text:style-name="T17"> iterations </text:span><text:span text:style-name="T19">&gt;</text:span><text:span text:style-name="T17"> MAX_ITERS </text:span><text:span text:style-name="T19">||</text:span><text:span text:style-name="T17"> converged(centroids, oldCentroids);</text:span></text:p><text:p><text:span text:style-name="T17">}</text:span></text:p></draw:text-box></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list xml:id="list1020741697044" text:continue-list="list3747776427" text:style-name="Outline">
        <text:list-item>
          <text:h text:style-name="P5" text:outline-level="1"><text:soft-page-break/>Hardware</text:h>
          <text:list>
            <text:list-header>
              <text:h text:style-name="P7" text:outline-level="2" text:is-list-header="true">All the test is running in Codio in this report. </text:h>
            </text:list-header>
          </text:list>
        </text:list-item>
        <text:list-item>
          <text:h text:style-name="P6" text:outline-level="1"><text:span text:style-name="T4">Results and </text:span><text:span text:style-name="T5">Discussion</text:span></text:h>
        </text:list-item>
      </text:list>
      <text:p text:style-name="P12"><text:span text:style-name="T11">The four implementations, sequential, thrust GPU, basic CUDA GPU, shared memory CUDA GPU </text:span><text:span text:style-name="T12">have been implemented in this report. Since GPU process the date parallel, the speed of the four implementation should be increased by the order of sequential, Thrust, basic CUDA, shared memory CUDA. Thrust basically vectorizes the operations but with over-heads, while basic CUDA potentially removes those over-heads, and shared memory CUDA reduces access time to the global memory. Each of implementation has somehow improvement. </text:span></text:p>
      <text:p text:style-name="P19">The actual test data proves the above speculation as show in Table 1, which shows the time measure for different implementation with 65536 points, 16 dimensions and 32 clusters with different implementations. <text:span text:style-name="T13">It is observed that shared memory CUDA gives the best performance among all of the four implementation, and sequential gives the worst performance as is expected. </text:span></text:p>
      <text:p text:style-name="P22">GPU parallel is mainly done on the clustering point step <text:span text:style-name="T16">because it could be done parallel without much effort</text:span>, and thus <text:span text:style-name="T16">the performance of </text:span>this part <text:span text:style-name="T16">improved most significantly. However, the GPU parallel brings trade-off on data transfer, where the data has to transferred between GPU memory and CPU memory, this affect performance but it is only one time cost, i.e., we don’t need to do it for every iteration. </text:span></text:p>
      <text:p text:style-name="P18"/>
      <text:p text:style-name="P18">Table 1. Time measure for different implementation with 65536 points, 16 dimensions and 32 clust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rows-spanned="2" office:value-type="string">
            <text:p text:style-name="P9">Implementation</text:p>
          </table:table-cell>
          <table:table-cell table:style-name="Table2.A1" table:number-rows-spanned="2" office:value-type="string">
            <text:p text:style-name="P9">Threshold</text:p>
          </table:table-cell>
          <table:table-cell table:style-name="Table2.A1" table:number-rows-spanned="2" office:value-type="string">
            <text:p text:style-name="P9">Total Iteration</text:p>
          </table:table-cell>
          <table:table-cell table:style-name="Table2.A1" table:number-rows-spanned="2" office:value-type="string">
            <text:p text:style-name="P9">Total Time per Iteration [ms]</text:p>
          </table:table-cell>
          <table:table-cell table:style-name="Table2.A1" table:number-columns-spanned="2" office:value-type="string">
            <text:p text:style-name="P9">Time per Iteration[ms]</text:p>
          </table:table-cell>
          <table:covered-table-cell/>
          <table:table-cell table:style-name="Table2.G1" table:number-rows-spanned="2" office:value-type="string">
            <text:p text:style-name="P10">Data transfer <text:span text:style-name="T12">[ms]</text:span></text:p>
          </table:table-cell>
        </table:table-row>
        <table:table-row table:style-name="TableLine93858099708928">
          <table:covered-table-cell/>
          <table:covered-table-cell/>
          <table:covered-table-cell/>
          <table:covered-table-cell/>
          <table:table-cell table:style-name="Table2.E2" office:value-type="string">
            <text:p text:style-name="P9">Clustering points</text:p>
          </table:table-cell>
          <table:table-cell table:style-name="Table2.E2" office:value-type="string">
            <text:p text:style-name="P9">Update centroids</text:p>
          </table:table-cell>
          <table:covered-table-cell/>
        </table:table-row>
        <table:table-row table:style-name="TableLine93858099708928">
          <table:table-cell table:style-name="Table2.E2" office:value-type="string">
            <text:p text:style-name="P9">Sequential</text:p>
          </table:table-cell>
          <table:table-cell table:style-name="Table2.E2" office:value-type="string">
            <text:p text:style-name="P9">1.00E-06</text:p>
          </table:table-cell>
          <table:table-cell table:style-name="Table2.E2" office:value-type="string">
            <text:p text:style-name="P9">89</text:p>
          </table:table-cell>
          <table:table-cell table:style-name="Table2.E2" office:value-type="string">
            <text:p text:style-name="P11">164</text:p>
          </table:table-cell>
          <table:table-cell table:style-name="Table2.E2" office:value-type="string">
            <text:p text:style-name="P11">152</text:p>
          </table:table-cell>
          <table:table-cell table:style-name="Table2.E2" office:value-type="string">
            <text:p text:style-name="P9">1<text:span text:style-name="T16">2</text:span></text:p>
          </table:table-cell>
          <table:table-cell table:style-name="Table2.G3" office:value-type="string">
            <text:p text:style-name="P9">0.3</text:p>
          </table:table-cell>
        </table:table-row>
        <table:table-row table:style-name="TableLine93858099708928">
          <table:table-cell table:style-name="Table2.E2" office:value-type="string">
            <text:p text:style-name="P9">Thrust</text:p>
          </table:table-cell>
          <table:table-cell table:style-name="Table2.E2" office:value-type="string">
            <text:p text:style-name="P9">1.00E-06</text:p>
          </table:table-cell>
          <table:table-cell table:style-name="Table2.E2" office:value-type="string">
            <text:p text:style-name="P9">89</text:p>
          </table:table-cell>
          <table:table-cell table:style-name="Table2.E2" office:value-type="string">
            <text:p text:style-name="P9">15</text:p>
          </table:table-cell>
          <table:table-cell table:style-name="Table2.E2" office:value-type="string">
            <text:p text:style-name="P9">10</text:p>
          </table:table-cell>
          <table:table-cell table:style-name="Table2.E2" office:value-type="string">
            <text:p text:style-name="P9">2.8</text:p>
          </table:table-cell>
          <table:table-cell table:style-name="Table2.G3" office:value-type="string">
            <text:p text:style-name="P9">198</text:p>
          </table:table-cell>
        </table:table-row>
        <table:table-row table:style-name="TableLine93858099708928">
          <table:table-cell table:style-name="Table2.E2" office:value-type="string">
            <text:p text:style-name="P9">Basic CUDA</text:p>
          </table:table-cell>
          <table:table-cell table:style-name="Table2.E2" office:value-type="string">
            <text:p text:style-name="P9">1.00E-06</text:p>
          </table:table-cell>
          <table:table-cell table:style-name="Table2.E2" office:value-type="string">
            <text:p text:style-name="P9">89</text:p>
          </table:table-cell>
          <table:table-cell table:style-name="Table2.E2" office:value-type="string">
            <text:p text:style-name="P9">7.2</text:p>
          </table:table-cell>
          <table:table-cell table:style-name="Table2.E2" office:value-type="string">
            <text:p text:style-name="P9">3.6</text:p>
          </table:table-cell>
          <table:table-cell table:style-name="Table2.E2" office:value-type="string">
            <text:p text:style-name="P9">0.5</text:p>
          </table:table-cell>
          <table:table-cell table:style-name="Table2.G3" office:value-type="string">
            <text:p text:style-name="P9">283</text:p>
          </table:table-cell>
        </table:table-row>
        <table:table-row table:style-name="TableLine93858099708928">
          <table:table-cell table:style-name="Table2.E2" office:value-type="string">
            <text:p text:style-name="P8"><text:span text:style-name="T15">CUDA</text:span><text:span text:style-name="T14"> Shmem</text:span></text:p>
          </table:table-cell>
          <table:table-cell table:style-name="Table2.E2" office:value-type="string">
            <text:p text:style-name="P9">1.00E-06</text:p>
          </table:table-cell>
          <table:table-cell table:style-name="Table2.E2" office:value-type="string">
            <text:p text:style-name="P9">89</text:p>
          </table:table-cell>
          <table:table-cell table:style-name="Table2.E2" office:value-type="string">
            <text:p text:style-name="P9">6.4</text:p>
          </table:table-cell>
          <table:table-cell table:style-name="Table2.E2" office:value-type="string">
            <text:p text:style-name="P9">3.5</text:p>
          </table:table-cell>
          <table:table-cell table:style-name="Table2.E2" office:value-type="string">
            <text:p text:style-name="P9">0.5</text:p>
          </table:table-cell>
          <table:table-cell table:style-name="Table2.G3" office:value-type="string">
            <text:p text:style-name="P9">207</text:p>
          </table:table-cell>
        </table:table-row>
      </table:table>
      <text:p text:style-name="P17"/>
      <text:p text:style-name="P20">Figure 1 shows the comparison of the four implementation with different </text:p>
      <text:p text:style-name="P20"/>
      <text:p text:style-name="P21"/>
      <text:p text:style-name="P20"/>
      <text:p text:style-name="P20"/>
      <text:p text:style-name="P20"/>
      <text:p text:style-name="P20"><text:soft-page-break/></text:p>
      <text:p text:style-name="P20"><draw:frame draw:style-name="fr1" draw:name="Frame1" text:anchor-type="char" svg:x="0.2055in" svg:y="-0.0264in" svg:width="6.4in" draw:z-index="1"><draw:text-box fo:min-height="4.8in"><text:p text:style-name="P3"/><text:p text:style-name="P4"><draw:frame draw:style-name="fr2" draw:name="Object1" text:anchor-type="char" svg:width="6.2992in" svg:height="3.5429in" draw:z-index="2"><draw:object xlink:href="./Object 1" xlink:type="simple" xlink:show="embed" xlink:actuate="onLoad"/><draw:image xlink:href="./ObjectReplacements/Object 1" xlink:type="simple" xlink:show="embed" xlink:actuate="onLoad"/></draw:frame><text:s/>Figure <text:sequence text:ref-name="refFigure0" text:name="Figure" text:formula="ooow:Figure+1" style:num-format="1">1</text:sequence>: Performance of HS algorithm </text:p></draw:text-box></draw:frame></text:p>
      <text:p text:style-name="P20"/>
      <text:p text:style-name="P20"/>
      <text:p text:style-name="P20"/>
      <text:p text:style-name="P20"/>
      <text:p text:style-name="P20"/>
      <text:p text:style-name="P20"/>
      <text:p text:style-name="P17"/>
      <text:p text:style-name="P17"/>
      <text:p text:style-name="P17"/>
      <text:p text:style-name="P17"/>
      <text:p text:style-name="P17"/>
      <text:p text:style-name="P17"/>
      <text:p text:style-name="P17"/>
      <text:p text:style-name="P17"/>
      <text:p text:style-name="P17"/>
      <text:p text:style-name="P17"/>
      <text:list xml:id="list1019731711189" text:continue-numbering="true" text:style-name="Outline">
        <text:list-item>
          <text:h text:style-name="Heading_20_1" text:outline-level="1">Conclusion</text:h>
        </text:list-item>
      </text:list>
      <text:p text:style-name="P23">This lab focuses on GPU programming, four implementations have been programmed and the results have been studied. It is found shared memory CUDA gives the best performance among the four, though it is only slightly better than basic CUDA. </text:p>
      <text:p text:style-name="P23">I have enjoyed doing this lab, and learned a lot from it.</text:p>
      <text:p text:style-name="P23">I spent in total about 30 hrs in this lab. </text:p>
      <text:p text:style-name="P23"/>
      <text:p text:style-name="P23"/>
      <text:p text:style-name="P23"/>
      <text:p text:style-name="P23"/>
      <text:p text:style-name="P23"/>
      <text:list xml:id="list1020797463169" text:continue-numbering="true" text:style-name="Outline">
        <text:list-header>
          <text:h text:style-name="Heading_20_1" text:outline-level="1" text:is-list-header="true"><text:soft-page-break/>Appendix Additional command to run the code with different implementation</text:h>
        </text:list-header>
      </text:list>
      <text:p text:style-name="P23">-a or –algo &lt;algorithm&gt;</text:p>
      <text:p text:style-name="P23"><text:tab/><text:tab/>seq: sequential implementation</text:p>
      <text:p text:style-name="P23"><text:tab/><text:tab/>thrust: thrust implementation</text:p>
      <text:p text:style-name="P23"><text:tab/><text:tab/>cuda: basic cuda implementation</text:p>
      <text:p text:style-name="P23"><text:tab/><text:tab/>cuda-shmem: shared memory implement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1665in" fo:margin-bottom="0.0835in" loext:contextual-spacing="false" style:page-number="auto" text:number-lines="true" text:line-number="0">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09:15:00.539503660</meta:creation-date>
    <dc:date>2021-10-12T00:10:19.459297725</dc:date>
    <meta:editing-duration>PT1H9M26S</meta:editing-duration>
    <meta:editing-cycles>12</meta:editing-cycles>
    <meta:generator>LibreOffice/6.4.7.2$Linux_X86_64 LibreOffice_project/40$Build-2</meta:generator>
    <meta:document-statistic meta:table-count="1" meta:image-count="0" meta:object-count="1" meta:page-count="4" meta:paragraph-count="64" meta:word-count="474" meta:character-count="2941" meta:non-whitespace-character-count="251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top" svg:x="1.488cm" svg:y="0.158cm" style:legend-expansion="custom" chartooo:width="14.509cm" chartooo:height="0.597cm" style:legend-expansion-aspect-ratio="24.3031825795645" chart:style-name="ch2"/>
        <chart:plot-area chart:style-name="ch3" chart:data-source-has-labels="both" svg:x="1cm" svg:y="0.829cm" svg:width="14.347cm" svg:height="7.854cm">
          <chartooo:coordinate-region svg:x="1.807cm" svg:y="1.028cm" svg:width="13.54cm" svg:height="7.008cm"/>
          <chart:axis chart:dimension="x" chart:name="primary-x" chart:style-name="ch4" chartooo:axis-type="auto">
            <chartooo:date-scale/>
            <chart:categories table:cell-range-address="local-table.$A$2:.$A$5"/>
          </chart:axis>
          <chart:axis chart:dimension="y" chart:name="primary-y" chart:style-name="ch5">
            <chart:title svg:x="0.121cm" svg:y="5.461cm" chart:style-name="ch6">
              <text:p>Time[ms]</text:p>
            </chart:title>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otal_time_iteration</text:p>
              </table:table-cell>
              <table:table-cell office:value-type="string">
                <text:p>cluster_time_iteration</text:p>
              </table:table-cell>
              <table:table-cell office:value-type="string">
                <text:p>update_time_iteration</text:p>
              </table:table-cell>
              <table:table-cell office:value-type="string">
                <text:p>data_transfer_time</text:p>
              </table:table-cell>
            </table:table-row>
          </table:table-header-rows>
          <table:table-rows>
            <table:table-row>
              <table:table-cell office:value-type="string">
                <text:p>Sequential</text:p>
              </table:table-cell>
              <table:table-cell office:value-type="float" office:value="164">
                <text:p>164</text:p>
              </table:table-cell>
              <table:table-cell office:value-type="float" office:value="152">
                <text:p>152</text:p>
              </table:table-cell>
              <table:table-cell office:value-type="float" office:value="12">
                <text:p>12</text:p>
              </table:table-cell>
              <table:table-cell office:value-type="float" office:value="0.3">
                <text:p>0.3</text:p>
              </table:table-cell>
            </table:table-row>
            <table:table-row>
              <table:table-cell office:value-type="string">
                <text:p>Thrust</text:p>
              </table:table-cell>
              <table:table-cell office:value-type="float" office:value="15">
                <text:p>15</text:p>
              </table:table-cell>
              <table:table-cell office:value-type="float" office:value="10">
                <text:p>10</text:p>
              </table:table-cell>
              <table:table-cell office:value-type="float" office:value="2.8">
                <text:p>2.8</text:p>
              </table:table-cell>
              <table:table-cell office:value-type="float" office:value="198">
                <text:p>198</text:p>
              </table:table-cell>
            </table:table-row>
            <table:table-row>
              <table:table-cell office:value-type="string">
                <text:p>Basic CUDA</text:p>
              </table:table-cell>
              <table:table-cell office:value-type="float" office:value="7.2">
                <text:p>7.2</text:p>
              </table:table-cell>
              <table:table-cell office:value-type="float" office:value="3.6">
                <text:p>3.6</text:p>
              </table:table-cell>
              <table:table-cell office:value-type="float" office:value="0.5">
                <text:p>0.5</text:p>
              </table:table-cell>
              <table:table-cell office:value-type="float" office:value="283">
                <text:p>283</text:p>
              </table:table-cell>
            </table:table-row>
            <table:table-row>
              <table:table-cell office:value-type="string">
                <text:p>Basic Shmem</text:p>
              </table:table-cell>
              <table:table-cell office:value-type="float" office:value="6.4">
                <text:p>6.4</text:p>
              </table:table-cell>
              <table:table-cell office:value-type="float" office:value="3.5">
                <text:p>3.5</text:p>
              </table:table-cell>
              <table:table-cell office:value-type="float" office:value="0.5">
                <text:p>0.5</text:p>
              </table:table-cell>
              <table:table-cell office:value-type="float" office:value="207">
                <text:p>207</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